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11" text:outline-level="1">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5"> 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4">:</text:span></text:p>
            <text:p text:style-name="P7"><text:span text:style-name="T4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P3"><text:span text:style-name="T4">где</text:span><text:span text:style-name="T4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свойства блока, </text:span><text:span text:style-name="T4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ыходной сигнал,</text:span><text:span text:style-name="T4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– текущее модельное время в секундах, </text:span><text:span text:style-name="T4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">– дробная часть.</text:span></text:p>
            <text:p text:style-name="P3"><text:span text:style-name="T1">Свойства</text:span>:</text:p>
            <text:list xml:id="list2482028768987577463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4">:</text:span></text:p>
            <text:p text:style-name="P4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6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6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6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8"><text:span text:style-name="T1">Примечания</text:span>:</text:p>
            <text:list xml:id="list4395603630963750897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<text:span text:style-name="T8">Именованные свойства </text:span><text:span text:style-name="T4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4">или как </text:span><text:span text:style-name="T2">внешние</text:span><text:span text:style-name="T4"> сигналы проекта при помощи подключаемой базы сигналов.</text:span></text:p>
              </text:list-item>
              <text:list-item>
                <text:p text:style-name="P14">Блок идентичен следующей расчетной схеме (свойства Пилы заданы равными 2, 3 и 5):</text:p>
              </text:list-item>
            </text:list>
            <text:p text:style-name="P5"><text:soft-page-break/><draw:frame draw:style-name="fr2" draw:name="graphics1" text:anchor-type="as-char" svg:width="12.15cm" svg:height="6.75cm" draw:z-index="14"><draw:image xlink:href="../images/0011_sample_prt.png" xlink:type="simple" xlink:show="embed" xlink:actuate="onLoad"/></draw:frame></text:p>
            <text:p text:style-name="P4">При этом (в первые 15 секунд) график сигнала на выходе выглядит следующим образом:</text:p>
            <text:p text:style-name="P5"><draw:frame draw:style-name="fr2" draw:name="graphics2" text:anchor-type="as-char" svg:width="10.449cm" svg:height="7.811cm" draw:z-index="15"><draw:image xlink:href="../images/0011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6-04-07T13:23:22.34</dc:date>
    <meta:generator>OpenOffice/4.1.1$Win32 OpenOffice.org_project/411m6$Build-9775</meta:generator>
    <meta:editing-duration>PT3H42M43S</meta:editing-duration>
    <meta:editing-cycles>72</meta:editing-cycles>
    <meta:document-statistic meta:table-count="2" meta:image-count="4" meta:object-count="12" meta:page-count="3" meta:paragraph-count="59" meta:word-count="205" meta:character-count="1384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